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000000" draw:marker-end="a502" svg:stroke-opacity="100%" draw:stroke-linejoin="miter" svg:stroke-linecap="but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9">
      <style:graphic-properties draw:fill="none" draw:stroke="solid" svg:stroke-width="0.00694in" svg:stroke-color="#000000" draw:marker-end="a518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0694in" svg:stroke-color="#000000" draw:marker-end="a474" svg:stroke-opacity="100%" draw:stroke-linejoin="miter" svg:stroke-linecap="butt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0694in" svg:stroke-color="#000000" draw:marker-end="a476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000000" draw:marker-end="a484" svg:stroke-opacity="100%" draw:stroke-linejoin="miter" svg:stroke-linecap="butt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4">
      <style:graphic-properties draw:fill="none" draw:stroke="solid" svg:stroke-width="0.00694in" svg:stroke-color="#000000" draw:marker-end="a493" svg:stroke-opacity="100%" draw:stroke-linejoin="miter" svg:stroke-linecap="butt"/>
    </style:style>
    <style:style style:family="graphic" style:name="a541">
      <style:graphic-properties draw:fill="none" draw:stroke="solid" svg:stroke-width="0.00694in" svg:stroke-color="#000000" draw:marker-end="a540" svg:stroke-opacity="100%" draw:stroke-linejoin="miter" svg:stroke-linecap="butt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solid" svg:stroke-width="0.00694in" svg:stroke-color="#000000" draw:marker-end="a542" svg:stroke-opacity="100%" draw:stroke-linejoin="miter" svg:stroke-linecap="butt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none" draw:stroke="solid" svg:stroke-width="0.00694in" svg:stroke-color="#000000" draw:marker-end="a544" svg:stroke-opacity="100%" draw:stroke-linejoin="miter" svg:stroke-linecap="but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7">
      <style:graphic-properties draw:fill="none" draw:stroke="solid" svg:stroke-width="0.00694in" svg:stroke-color="#000000" draw:marker-end="a546" svg:stroke-opacity="100%" draw:stroke-linejoin="miter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6">
      <style:graphic-properties draw:fill="none" draw:stroke="solid" svg:stroke-width="0.00694in" svg:stroke-color="#000000" draw:marker-end="a555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none" draw:stroke="solid" svg:stroke-width="0.00694in" svg:stroke-color="#000000" draw:marker-end="a557" svg:stroke-opacity="100%" draw:stroke-linejoin="miter" svg:stroke-linecap="but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7">
      <style:graphic-properties draw:fill="none" draw:stroke="solid" svg:stroke-width="0.00694in" svg:stroke-color="#000000" draw:marker-end="a566" svg:stroke-opacity="100%" draw:stroke-linejoin="miter" svg:stroke-linecap="butt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none" draw:stroke="solid" svg:stroke-width="0.00694in" svg:stroke-color="#000000" draw:marker-end="a431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none" draw:stroke="solid" svg:stroke-width="0.00694in" svg:stroke-color="#000000" draw:marker-end="a433" svg:stroke-opacity="100%" draw:stroke-linejoin="miter" svg:stroke-linecap="butt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042in" svg:stroke-color="#7030a0" svg:stroke-opacity="100%" draw:auto-grow-width="false" draw:auto-grow-height="true"/>
      <style:paragraph-properties style:font-independent-line-spacing="true" style:writing-mode="lr-tb"/>
    </style:style>
    <style:style style:family="graphic" style:name="a436">
      <style:graphic-properties draw:fill="none" draw:stroke="solid" svg:stroke-width="0.00694in" svg:stroke-color="#000000" draw:marker-end="a435" svg:stroke-opacity="100%" draw:stroke-linejoin="miter" svg:stroke-linecap="butt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3">
      <style:graphic-properties draw:fill="none" draw:stroke="solid" svg:stroke-width="0.00694in" svg:stroke-color="#000000" draw:marker-end="a582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0694in" svg:stroke-color="#000000" draw:marker-end="a584" svg:stroke-opacity="100%" draw:stroke-linejoin="miter" svg:stroke-linecap="butt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000000" draw:marker-end="a586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000000" draw:marker-end="a393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0694in" svg:stroke-color="#000000" draw:marker-end="a588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000000" draw:marker-end="a395" svg:stroke-opacity="100%" draw:stroke-linejoin="miter" svg:stroke-linecap="butt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0694in" svg:stroke-color="#000000" draw:marker-end="a444" svg:stroke-opacity="100%" draw:stroke-linejoin="miter" svg:stroke-linecap="butt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9" draw:name="ZoneTexte 4" svg:x="5.94011in" svg:y="3.35954in" svg:width="1.87386in" svg:height="0.37025in">
          <draw:text-box>
            <text:p text:style-name="a388" text:class-names="" text:cond-style-name=""><text:span text:style-name="a381" text:class-names="">La</text:span><text:span text:style-name="a382" text:class-names=""><text:s text:c="1"/></text:span><text:span text:style-name="a383" text:class-names="">grande</text:span><text:span text:style-name="a384" text:class-names=""><text:s text:c="1"/></text:span><text:span text:style-name="a385" text:class-names="">critiqu</text:span><text:span text:style-name="a386" text:class-names="">e</text:span><text:span text:style-name="a387" text:class-names=""/></text:p>
          </draw:text-box>
          <svg:title/>
          <svg:desc/>
        </draw:frame>
        <draw:custom-shape svg:x="5.73626in" svg:y="2.89195in" svg:width="2.21698in" svg:height="1.3122in" draw:id="id64" draw:style-name="a392" draw:name="Ellipse 5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06093in" svg:y1="3.08411in" draw:start-shape="id64" draw:start-glue-point="4" svg:x2="5.12697in" svg:y2="2.31006in" draw:end-shape="id65" draw:end-glue-point="1" draw:id="id66" draw:style-name="a394" draw:name="Connecteur droit avec flèche 7">
          <svg:title/>
          <svg:desc/>
        </draw:connector>
        <draw:connector draw:type="line" svg:x1="7.62858in" svg:y1="3.08411in" draw:start-shape="id64" draw:start-glue-point="7" svg:x2="8.46938in" svg:y2="1.32636in" draw:end-shape="id67" draw:end-glue-point="3" draw:id="id68" draw:style-name="a396" draw:name="Connecteur droit avec flèche 11">
          <svg:title/>
          <svg:desc/>
        </draw:connector>
        <draw:frame draw:id="id69" draw:style-name="a400" draw:name="ZoneTexte 12" svg:x="2.94252in" svg:y="2.69181in" svg:width="0.64667in" svg:height="0.30293in">
          <draw:text-box>
            <text:p text:style-name="a399" text:class-names="" text:cond-style-name=""><text:span text:style-name="a397" text:class-names="">Forum</text:span><text:span text:style-name="a398" text:class-names=""/></text:p>
          </draw:text-box>
          <svg:title/>
          <svg:desc/>
        </draw:frame>
        <draw:frame draw:id="id70" draw:style-name="a403" draw:name="ZoneTexte 15" svg:x="1.55064in" svg:y="3.19406in" svg:width="0.75228in" svg:height="0.30293in">
          <draw:text-box>
            <text:p text:style-name="a402" text:class-names="" text:cond-style-name=""><text:span text:style-name="a401" text:class-names="">Educatif</text:span></text:p>
          </draw:text-box>
          <svg:title/>
          <svg:desc/>
        </draw:frame>
        <draw:frame draw:id="id71" draw:style-name="a407" draw:name="ZoneTexte 16" svg:x="1.53956in" svg:y="2.00387in" svg:width="0.821in" svg:height="0.30293in">
          <draw:text-box>
            <text:p text:style-name="a406" text:class-names="" text:cond-style-name=""><text:span text:style-name="a404" text:class-names="">Interactif</text:span><text:span text:style-name="a405" text:class-names=""/></text:p>
          </draw:text-box>
          <svg:title/>
          <svg:desc/>
        </draw:frame>
        <draw:custom-shape svg:x="2.94252in" svg:y="2.40778in" svg:width="0.83221in" svg:height="0.98862in" draw:id="id72" draw:style-name="a410" draw:name="Ellipse 17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8023in" svg:y="1.90314in" svg:width="1.17085in" svg:height="0.62264in" draw:id="id73" draw:style-name="a413" draw:name="Ellipse 18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55064in" svg:y="3.08412in" svg:width="0.98546in" svg:height="0.60329in" draw:id="id74" draw:style-name="a416" draw:name="Ellipse 2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draw:style-name="a420" draw:name="ZoneTexte 27" svg:x="6.38967in" svg:y="1.672in" svg:width="0.97639in" svg:height="0.30293in">
          <draw:text-box>
            <text:p text:style-name="a419" text:class-names="" text:cond-style-name=""><text:span text:style-name="a417" text:class-names="">Pourquoi ?<text:s text:c="1"/></text:span><text:span text:style-name="a418" text:class-names=""/></text:p>
          </draw:text-box>
          <svg:title/>
          <svg:desc/>
        </draw:frame>
        <draw:custom-shape svg:x="6.27164in" svg:y="1.61676in" svg:width="1.1298in" svg:height="0.43997in" draw:id="id76" draw:style-name="a423" draw:name="Ellipse 28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4151in" svg:y="2.09434in" svg:width="0.98546in" svg:height="0.43145in" draw:id="id65" draw:style-name="a426" draw:name="Ellipse 29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7" draw:style-name="a430" draw:name="ZoneTexte 30" svg:x="4.23866in" svg:y="2.08924in" svg:width="0.60866in" svg:height="0.30293in">
          <draw:text-box>
            <text:p text:style-name="a429" text:class-names="" text:cond-style-name=""><text:span text:style-name="a427" text:class-names="">Quoi?</text:span><text:span text:style-name="a428" text:class-names=""/></text:p>
          </draw:text-box>
          <svg:title/>
          <svg:desc/>
        </draw:frame>
        <draw:connector draw:type="line" svg:x1="4.14151in" svg:y1="2.31006in" draw:start-shape="id65" draw:start-glue-point="3" svg:x2="3.65285in" svg:y2="2.55256in" draw:end-shape="id72" draw:end-glue-point="7" draw:id="id78" draw:style-name="a432" draw:name="Connecteur droit avec flèche 32">
          <svg:title/>
          <svg:desc/>
        </draw:connector>
        <draw:connector draw:type="line" svg:x1="2.94252in" svg:y1="2.90209in" draw:start-shape="id72" draw:start-glue-point="3" svg:x2="2.39178in" svg:y2="3.17246in" draw:end-shape="id74" draw:end-glue-point="7" draw:id="id79" draw:style-name="a434" draw:name="Connecteur droit avec flèche 35">
          <svg:title/>
          <svg:desc/>
        </draw:connector>
        <draw:connector draw:type="line" svg:x1="3.0644in" svg:y1="2.55256in" draw:start-shape="id72" draw:start-glue-point="4" svg:x2="2.65108in" svg:y2="2.21446in" draw:end-shape="id73" draw:end-glue-point="1" draw:id="id80" draw:style-name="a436" draw:name="Connecteur droit avec flèche 37">
          <svg:title/>
          <svg:desc/>
        </draw:connector>
        <draw:custom-shape svg:x="6.07414in" svg:y="0.79401in" svg:width="1.5248in" svg:height="0.43997in" draw:id="id81" draw:style-name="a439" draw:name="Ellipse 3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2" draw:style-name="a443" draw:name="ZoneTexte 39" svg:x="6.23896in" svg:y="0.8543in" svg:width="2.00982in" svg:height="0.30293in">
          <draw:text-box>
            <text:p text:style-name="a442" text:class-names="" text:cond-style-name=""><text:span text:style-name="a440" text:class-names="">L’échange/débat</text:span><text:span text:style-name="a441" text:class-names=""/></text:p>
          </draw:text-box>
          <svg:title/>
          <svg:desc/>
        </draw:frame>
        <draw:connector draw:type="line" svg:x1="6.83654in" svg:y1="1.61676in" draw:start-shape="id76" draw:start-glue-point="0" svg:x2="6.83654in" svg:y2="1.23399in" draw:end-shape="id81" draw:end-glue-point="2" draw:id="id83" draw:style-name="a445" draw:name="Connecteur droit avec flèche 41">
          <svg:title/>
          <svg:desc/>
        </draw:connector>
        <draw:frame draw:id="id84" draw:style-name="a449" draw:name="ZoneTexte 42" svg:x="8.58219in" svg:y="1.17509in" svg:width="1.2768in" svg:height="0.30293in">
          <draw:text-box>
            <text:p text:style-name="a448" text:class-names="" text:cond-style-name=""><text:span text:style-name="a446" text:class-names="">Pour qui ?<text:s text:c="1"/></text:span><text:span text:style-name="a447" text:class-names=""/></text:p>
          </draw:text-box>
          <svg:title/>
          <svg:desc/>
        </draw:frame>
        <draw:custom-shape svg:x="8.46938in" svg:y="0.98239in" svg:width="1.2768in" svg:height="0.68794in" draw:id="id67" draw:style-name="a452" draw:name="Ellipse 43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2218in" svg:y="1.83543in" svg:width="0.76922in" svg:height="0.444in" draw:id="id85" draw:style-name="a455" draw:name="Ellipse 46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98546in" svg:y="3.78544in" svg:width="1.74989in" svg:height="0.64851in" draw:id="id86" draw:style-name="a458" draw:name="Ellipse 4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" draw:style-name="a462" draw:name="ZoneTexte 50" svg:x="3.0644in" svg:y="3.95823in" svg:width="1.67095in" svg:height="0.30293in">
          <draw:text-box>
            <text:p text:style-name="a461" text:class-names="" text:cond-style-name=""><text:span text:style-name="a459" text:class-names="">Objectif/Futur du site</text:span><text:span text:style-name="a460" text:class-names=""/></text:p>
          </draw:text-box>
          <svg:title/>
          <svg:desc/>
        </draw:frame>
        <draw:custom-shape svg:x="11.05153in" svg:y="2.89641in" svg:width="2.31193in" svg:height="0.61927in" draw:id="id88" draw:style-name="a465" draw:name="Ellipse 51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9" draw:style-name="a473" draw:name="ZoneTexte 52" svg:x="11.03974in" svg:y="3.08047in" svg:width="2.32372in" svg:height="0.30293in">
          <draw:text-box>
            <text:p text:style-name="a472" text:class-names="" text:cond-style-name=""><text:span text:style-name="a466" text:class-names="">Personne</text:span><text:span text:style-name="a467" text:class-names=""><text:s text:c="1"/></text:span><text:span text:style-name="a468" text:class-names="">avec</text:span><text:span text:style-name="a469" text:class-names=""><text:s text:c="1"/></text:span><text:span text:style-name="a470" text:class-names="">intérêt au débat</text:span><text:span text:style-name="a471" text:class-names=""/></text:p>
          </draw:text-box>
          <svg:title/>
          <svg:desc/>
        </draw:frame>
        <draw:connector draw:type="line" svg:x1="5.82075in" svg:y1="3.77809in" svg:x2="4.47908in" svg:y2="3.88041in" draw:end-shape="id86" draw:end-glue-point="7" draw:id="id90" draw:style-name="a475" draw:name="Connecteur droit avec flèche 54">
          <svg:title/>
          <svg:desc/>
        </draw:connector>
        <draw:connector draw:type="line" svg:x1="11.87837in" svg:y1="2.21441in" draw:start-shape="id85" draw:start-glue-point="6" svg:x2="11.3901in" svg:y2="2.9871in" draw:end-shape="id88" draw:end-glue-point="4" draw:id="id91" draw:style-name="a477" draw:name="Connecteur droit avec flèche 60">
          <svg:title/>
          <svg:desc/>
        </draw:connector>
        <draw:custom-shape svg:x="8.80793in" svg:y="4.61977in" svg:width="1.2768in" svg:height="0.52621in" draw:id="id92" draw:style-name="a480" draw:name="Ellipse 66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3" draw:style-name="a483" draw:name="ZoneTexte 67" svg:x="8.95421in" svg:y="4.68092in" svg:width="0.69281in" svg:height="0.30293in">
          <draw:text-box>
            <text:p text:style-name="a482" text:class-names="" text:cond-style-name=""><text:span text:style-name="a481" text:class-names="">Accueil</text:span></text:p>
          </draw:text-box>
          <svg:title/>
          <svg:desc/>
        </draw:frame>
        <draw:connector draw:type="line" svg:x1="7.50058in" svg:y1="4.09768in" svg:x2="7.80779in" svg:y2="4.71695in" draw:id="id94" draw:style-name="a485" draw:name="Connecteur droit avec flèche 69">
          <svg:title/>
          <svg:desc/>
        </draw:connector>
        <draw:custom-shape svg:x="7.11578in" svg:y="4.69683in" svg:width="1.2768in" svg:height="0.51857in" draw:id="id95" draw:style-name="a488" draw:name="Ellipse 7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6" draw:style-name="a492" draw:name="ZoneTexte 73" svg:x="7.26504in" svg:y="4.74207in" svg:width="0.95423in" svg:height="0.30293in">
          <draw:text-box>
            <text:p text:style-name="a491" text:class-names="" text:cond-style-name=""><text:span text:style-name="a489" text:class-names="">Comment?</text:span><text:span text:style-name="a490" text:class-names=""/></text:p>
          </draw:text-box>
          <svg:title/>
          <svg:desc/>
        </draw:frame>
        <draw:connector draw:type="line" svg:x1="8.39258in" svg:y1="4.95612in" draw:start-shape="id95" draw:start-glue-point="1" svg:x2="8.99491in" svg:y2="4.69683in" draw:end-shape="id92" draw:end-glue-point="4" draw:id="id97" draw:style-name="a494" draw:name="Connecteur droit avec flèche 78">
          <svg:title/>
          <svg:desc/>
        </draw:connector>
        <draw:custom-shape svg:x="10.23101in" svg:y="4.86568in" svg:width="1.64635in" svg:height="0.61927in" draw:id="id98" draw:style-name="a497" draw:name="Ellipse 80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9" draw:style-name="a501" draw:name="ZoneTexte 81" svg:x="10.32939in" svg:y="4.99474in" svg:width="1.39916in" svg:height="0.30293in">
          <draw:text-box>
            <text:p text:style-name="a500" text:class-names="" text:cond-style-name=""><text:span text:style-name="a498" text:class-names="">Sujets/Catégories</text:span><text:span text:style-name="a499" text:class-names=""/></text:p>
          </draw:text-box>
          <svg:title/>
          <svg:desc/>
        </draw:frame>
        <draw:connector draw:type="line" svg:x1="10.08473in" svg:y1="4.88288in" draw:start-shape="id92" draw:start-glue-point="1" svg:x2="10.47211in" svg:y2="4.95637in" draw:end-shape="id98" draw:end-glue-point="4" draw:id="id100" draw:style-name="a503" draw:name="Connecteur droit avec flèche 83">
          <svg:title/>
          <svg:desc/>
        </draw:connector>
        <draw:custom-shape svg:x="10.32564in" svg:y="0.72009in" svg:width="1.76755in" svg:height="0.58782in" draw:id="id101" draw:style-name="a506" draw:name="Ellipse 84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2" draw:style-name="a510" draw:name="ZoneTexte 85" svg:x="10.2695in" svg:y="0.85521in" svg:width="1.9046in" svg:height="0.30293in">
          <draw:text-box>
            <text:p text:style-name="a509" text:class-names="" text:cond-style-name=""><text:span text:style-name="a507" text:class-names="">Utilisateur Non connecté</text:span><text:span text:style-name="a508" text:class-names=""/></text:p>
          </draw:text-box>
          <svg:title/>
          <svg:desc/>
        </draw:frame>
        <draw:custom-shape svg:x="8.27884in" svg:y="2.57844in" svg:width="2.16538in" svg:height="0.61927in" draw:id="id103" draw:style-name="a513" draw:name="Ellipse 92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4" draw:style-name="a517" draw:name="ZoneTexte 93" svg:x="8.44149in" svg:y="2.73687in" svg:width="1.61885in" svg:height="0.30293in">
          <draw:text-box>
            <text:p text:style-name="a516" text:class-names="" text:cond-style-name=""><text:span text:style-name="a514" text:class-names="">Utilisateur connecté</text:span><text:span text:style-name="a515" text:class-names=""/></text:p>
          </draw:text-box>
          <svg:title/>
          <svg:desc/>
        </draw:frame>
        <draw:connector draw:type="line" svg:x1="10.12711in" svg:y1="2.66913in" draw:start-shape="id103" draw:start-glue-point="7" svg:x2="11.33445in" svg:y2="2.21441in" draw:end-shape="id85" draw:end-glue-point="5" draw:id="id105" draw:style-name="a519" draw:name="Connecteur droit avec flèche 98">
          <svg:title/>
          <svg:desc/>
        </draw:connector>
        <draw:custom-shape svg:x="10.7356in" svg:y="3.60076in" svg:width="1.10701in" svg:height="0.61927in" draw:id="id106" draw:style-name="a522" draw:name="Ellipse 99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7" draw:style-name="a528" draw:name="ZoneTexte 100" svg:x="10.74177in" svg:y="3.74213in" svg:width="1.08746in" svg:height="0.30293in">
          <draw:text-box>
            <text:p text:style-name="a527" text:class-names="" text:cond-style-name=""><text:span text:style-name="a523" text:class-names="">Lancer</text:span><text:span text:style-name="a524" text:class-names=""><text:s text:c="1"/></text:span><text:span text:style-name="a525" text:class-names="">débat</text:span><text:span text:style-name="a526" text:class-names=""/></text:p>
          </draw:text-box>
          <svg:title/>
          <svg:desc/>
        </draw:frame>
        <draw:frame draw:id="id108" draw:style-name="a532" draw:name="ZoneTexte 118" svg:x="11.23468in" svg:y="1.88016in" svg:width="0.67437in" svg:height="0.30293in">
          <draw:text-box>
            <text:p text:style-name="a531" text:class-names="" text:cond-style-name=""><text:span text:style-name="a529" text:class-names="">10 et +</text:span><text:span text:style-name="a530" text:class-names=""/></text:p>
          </draw:text-box>
          <svg:title/>
          <svg:desc/>
        </draw:frame>
        <draw:custom-shape svg:x="9.10778in" svg:y="6.00056in" svg:width="1.53858in" svg:height="0.70699in" draw:id="id109" draw:style-name="a535" draw:name="Ellipse 131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0" draw:style-name="a539" draw:name="ZoneTexte 132" svg:x="9.10778in" svg:y="6.21791in" svg:width="1.59284in" svg:height="0.30293in">
          <draw:text-box>
            <text:p text:style-name="a538" text:class-names="" text:cond-style-name=""><text:span text:style-name="a536" text:class-names="">Connecter/S’inscrire</text:span><text:span text:style-name="a537" text:class-names=""/></text:p>
          </draw:text-box>
          <svg:title/>
          <svg:desc/>
        </draw:frame>
        <draw:connector draw:type="line" svg:x1="9.44633in" svg:y1="5.14598in" draw:start-shape="id92" draw:start-glue-point="2" svg:x2="9.33309in" svg:y2="6.10409in" draw:end-shape="id109" draw:end-glue-point="4" draw:id="id111" draw:style-name="a541" draw:name="Connecteur droit avec flèche 134">
          <svg:title/>
          <svg:desc/>
        </draw:connector>
        <draw:connector draw:type="line" svg:x1="10.44422in" svg:y1="2.88807in" draw:start-shape="id103" draw:start-glue-point="1" svg:x2="10.89772in" svg:y2="3.69145in" draw:end-shape="id106" draw:end-glue-point="4" draw:id="id112" draw:style-name="a543" draw:name="Connecteur droit avec flèche 136">
          <svg:title/>
          <svg:desc/>
        </draw:connector>
        <draw:connector draw:type="curve" svg:x1="9.93424in" svg:y1="1.63264in" draw:start-shape="id67" draw:start-glue-point="0" svg:x2="9.75803in" svg:y2="0.15593in" draw:end-shape="id101" draw:end-glue-point="4" draw:id="id113" draw:style-name="a545" draw:transform="translate(-9.84613in -0.89428in) rotate(-1.5708) translate(9.84613in 0.89428in)" draw:name="Connecteur : en arc 140">
          <svg:title/>
          <svg:desc/>
        </draw:connector>
        <draw:connector draw:type="curve" svg:x1="12.09319in" svg:y1="1.014in" draw:start-shape="id101" draw:start-glue-point="1" svg:x2="11.99102in" svg:y2="2.05743in" draw:end-shape="id85" draw:end-glue-point="1" draw:id="id114" draw:style-name="a547" draw:name="Connecteur : en arc 142">
          <svg:title/>
          <svg:desc/>
        </draw:connector>
        <draw:custom-shape svg:x="9.69963in" svg:y="1.54472in" svg:width="1.40471in" svg:height="0.67129in" draw:id="id115" draw:style-name="a550" draw:name="Ellipse 151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6" draw:style-name="a554" draw:name="ZoneTexte 152" svg:x="9.67105in" svg:y="1.73622in" svg:width="1.46187in" svg:height="0.30293in">
          <draw:text-box>
            <text:p text:style-name="a553" text:class-names="" text:cond-style-name=""><text:span text:style-name="a551" text:class-names="">Regarder un débat</text:span><text:span text:style-name="a552" text:class-names=""/></text:p>
          </draw:text-box>
          <svg:title/>
          <svg:desc/>
        </draw:frame>
        <draw:connector draw:type="line" svg:x1="10.58449in" svg:y1="1.22183in" draw:start-shape="id101" draw:start-glue-point="5" svg:x2="10.40199in" svg:y2="1.54472in" draw:end-shape="id115" draw:end-glue-point="0" draw:id="id117" draw:style-name="a556" draw:name="Connecteur droit avec flèche 154">
          <svg:title/>
          <svg:desc/>
        </draw:connector>
        <draw:connector draw:type="line" svg:x1="9.36153in" svg:y1="2.57844in" draw:start-shape="id103" draw:start-glue-point="0" svg:x2="9.90534in" svg:y2="2.11771in" draw:end-shape="id115" draw:end-glue-point="5" draw:id="id118" draw:style-name="a558" draw:name="Connecteur droit avec flèche 156">
          <svg:title/>
          <svg:desc/>
        </draw:connector>
        <draw:custom-shape svg:x="4.47844in" svg:y="4.47913in" svg:width="1.10706in" svg:height="0.51561in" draw:id="id119" draw:style-name="a561" draw:name="Ellipse 160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0" draw:style-name="a565" draw:name="ZoneTexte 161" svg:x="4.63858in" svg:y="4.58547in" svg:width="0.7926in" svg:height="0.30293in">
          <draw:text-box>
            <text:p text:style-name="a564" text:class-names="" text:cond-style-name=""><text:span text:style-name="a562" text:class-names="">Par qui ?</text:span><text:span text:style-name="a563" text:class-names=""/></text:p>
          </draw:text-box>
          <svg:title/>
          <svg:desc/>
        </draw:frame>
        <draw:connector draw:type="curve" svg:x1="5.31288in" svg:y1="3.73108in" draw:start-shape="id64" draw:start-glue-point="5" svg:x2="5.78003in" svg:y2="4.76004in" draw:end-shape="id119" draw:end-glue-point="0" draw:id="id121" draw:style-name="a567" draw:transform="translate(-5.54645in -4.24556in) rotate(-1.5708) translate(5.54645in 4.24556in)" draw:name="Connecteur : en arc 163">
          <svg:title/>
          <svg:desc/>
        </draw:connector>
        <draw:custom-shape svg:x="4.81362in" svg:y="5.06262in" svg:width="1.27322in" svg:height="0.64851in" draw:id="id122" draw:style-name="a570" draw:name="Ellipse 167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3" draw:style-name="a574" draw:name="ZoneTexte 168" svg:x="4.8489in" svg:y="5.22346in" svg:width="1.22581in" svg:height="0.30293in">
          <draw:text-box>
            <text:p text:style-name="a573" text:class-names="" text:cond-style-name=""><text:span text:style-name="a571" text:class-names="">Administrateur</text:span><text:span text:style-name="a572" text:class-names=""/></text:p>
          </draw:text-box>
          <svg:title/>
          <svg:desc/>
        </draw:frame>
        <draw:custom-shape svg:x="6.01295in" svg:y="5.37902in" svg:width="1.39595in" svg:height="0.64851in" draw:id="id124" draw:style-name="a577" draw:name="Ellipse 177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581" draw:name="ZoneTexte 178" svg:x="6.06093in" svg:y="5.53392in" svg:width="1.34797in" svg:height="0.30293in">
          <draw:text-box>
            <text:p text:style-name="a580" text:class-names="" text:cond-style-name=""><text:span text:style-name="a578" text:class-names="">Gérer les actions</text:span><text:span text:style-name="a579" text:class-names=""/></text:p>
          </draw:text-box>
          <svg:title/>
          <svg:desc/>
        </draw:frame>
        <draw:connector draw:type="curve" svg:x1="6.41636in" svg:y1="4.86303in" draw:start-shape="id122" draw:start-glue-point="7" svg:x2="6.19494in" svg:y2="5.67358in" draw:end-shape="id124" draw:end-glue-point="0" draw:id="id126" draw:style-name="a583" draw:transform="translate(-6.30565in -5.26831in) rotate(-4.71239) translate(6.30565in 5.26831in)" draw:name="Connecteur : en arc 180">
          <svg:title/>
          <svg:desc/>
        </draw:connector>
        <draw:connector draw:type="line" svg:x1="6.84476in" svg:y1="2.89195in" draw:start-shape="id64" draw:start-glue-point="0" svg:x2="6.83654in" svg:y2="2.05674in" draw:end-shape="id76" draw:end-glue-point="2" draw:id="id127" draw:style-name="a585" draw:name="Connecteur droit avec flèche 187">
          <svg:title/>
          <svg:desc/>
        </draw:connector>
        <draw:connector draw:type="curve" svg:x1="4.96091in" svg:y1="5.06653in" draw:start-shape="id119" draw:start-glue-point="5" svg:x2="4.49327in" svg:y2="5.23958in" draw:end-shape="id122" draw:end-glue-point="3" draw:id="id128" draw:style-name="a587" draw:transform="translate(-4.72709in -5.15305in) rotate(-4.71239) translate(4.72709in 5.15305in)" draw:name="Connecteur : en arc 193">
          <svg:title/>
          <svg:desc/>
        </draw:connector>
        <draw:connector draw:type="line" svg:x1="8.65636in" svg:y1="1.56958in" draw:start-shape="id67" draw:start-glue-point="5" svg:x2="8.59595in" svg:y2="2.66913in" draw:end-shape="id103" draw:end-glue-point="4" draw:id="id129" draw:style-name="a589" draw:name="Connecteur droit avec flèche 19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93" svg:viewBox="0 0 20 30" svg:d="m10 0-10 30h20z"/>
    <draw:marker draw:name="a566" svg:viewBox="0 0 20 30" svg:d="m10 0-10 30h20z"/>
    <draw:marker draw:name="a444" svg:viewBox="0 0 20 30" svg:d="m10 0-10 30h20z"/>
    <draw:marker draw:name="a484" svg:viewBox="0 0 20 30" svg:d="m10 0-10 30h20z"/>
    <draw:marker draw:name="a518" svg:viewBox="0 0 20 30" svg:d="m10 0-10 30h20z"/>
    <draw:marker draw:name="a555" svg:viewBox="0 0 20 30" svg:d="m10 0-10 30h20z"/>
    <draw:marker draw:name="a431" svg:viewBox="0 0 20 30" svg:d="m10 0-10 30h20z"/>
    <draw:marker draw:name="a557" svg:viewBox="0 0 20 30" svg:d="m10 0-10 30h20z"/>
    <draw:marker draw:name="a433" svg:viewBox="0 0 20 30" svg:d="m10 0-10 30h20z"/>
    <draw:marker draw:name="a502" svg:viewBox="0 0 20 30" svg:d="m10 0-10 30h20z"/>
    <draw:marker draw:name="a540" svg:viewBox="0 0 20 30" svg:d="m10 0-10 30h20z"/>
    <draw:marker draw:name="a435" svg:viewBox="0 0 20 30" svg:d="m10 0-10 30h20z"/>
    <draw:marker draw:name="a542" svg:viewBox="0 0 20 30" svg:d="m10 0-10 30h20z"/>
    <draw:marker draw:name="a474" svg:viewBox="0 0 20 30" svg:d="m10 0-10 30h20z"/>
    <draw:marker draw:name="a544" svg:viewBox="0 0 20 30" svg:d="m10 0-10 30h20z"/>
    <draw:marker draw:name="a476" svg:viewBox="0 0 20 30" svg:d="m10 0-10 30h20z"/>
    <draw:marker draw:name="a582" svg:viewBox="0 0 20 30" svg:d="m10 0-10 30h20z"/>
    <draw:marker draw:name="a546" svg:viewBox="0 0 20 30" svg:d="m10 0-10 30h20z"/>
    <draw:marker draw:name="a584" svg:viewBox="0 0 20 30" svg:d="m10 0-10 30h20z"/>
    <draw:marker draw:name="a586" svg:viewBox="0 0 20 30" svg:d="m10 0-10 30h20z"/>
    <draw:marker draw:name="a393" svg:viewBox="0 0 20 30" svg:d="m10 0-10 30h20z"/>
    <draw:marker draw:name="a588" svg:viewBox="0 0 20 30" svg:d="m10 0-10 30h20z"/>
    <draw:marker draw:name="a39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na Araujo Correia</meta:initial-creator>
    <dc:creator>Ana Araujo Correia</dc:creator>
    <meta:creation-date>2023-11-05T18:47:34Z</meta:creation-date>
    <dc:date>2023-11-05T19:40:47Z</dc:date>
    <meta:editing-cycles>1</meta:editing-cycles>
    <meta:editing-duration>PT3193S</meta:editing-duration>
    <meta:document-statistic meta:paragraph-count="22" meta:word-count="55"/>
  </office:meta>
</office:document-meta>
</file>